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style:writing-mode="lr-tb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style:writing-mode="lr-tb"/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Bitstream Vera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 style:writing-mode="lr-tb"/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3">
      <style:paragraph-properties fo:text-align="start" style:justify-single-word="false" style:writing-mode="lr-tb"/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paragraph-properties fo:text-align="start" style:justify-single-word="false" style:writing-mode="lr-tb"/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Bitstream Vera Serif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Bitstream Vera Serif" fo:font-size="14pt" fo:font-weight="bol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Bitstream Vera Serif" fo:font-size="14pt" fo:font-weight="normal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rids and Layout</text:p>
      <text:p text:style-name="P10">In Layout Mode</text:p>
      <text:p text:style-name="P11"/>
      <text:p text:style-name="P1">There should be no fixed grids – in layout mode it should always be possible to grab any object and manipulate it. <text:s/></text:p>
      <text:p text:style-name="P1"/>
      <text:p text:style-name="P1">There should be <text:span text:style-name="T3">cleanup layout-&gt;default grid</text:span> and <text:span text:style-name="T3">cleanup layout-&gt;custom grid</text:span> rmb menu options, as there are in kst1.x. </text:p>
      <text:p text:style-name="P1"/>
      <text:list text:style-name="L1">
        <text:list-item>
          <text:p text:style-name="P2">The <text:span text:style-name="T3">Custom Grid</text:span> option will move all container objects which are children of the TLV (ie, Plots, Legends, Boxes) <text:s/>onto a grid with a specified number of columns, with an attempt made to move the plots as little as possible in the resizing. <text:s/>When executed from the rmb, a dialog will pop up to request the number of columns.</text:p>
        </text:list-item>
        <text:list-item>
          <text:p text:style-name="P2">The <text:span text:style-name="T3">Default Grid </text:span>option will attempt to find a good grid to resize and move everything on, with the goal of moving plots as little as possible. <text:s/>As a minimum, it should recreate the functionality of the similar option in 1.x, though permitting autogridded objects to have rowspan and col span of up to 3 would be nice.</text:p>
        </text:list-item>
      </text:list>
      <text:p text:style-name="P1"/>
      <text:p text:style-name="P10">When Creating New Objects from Dialogs</text:p>
      <text:p text:style-name="P10"/>
      <text:p text:style-name="P4">When a plot is created from a dialog, it will be placed into the current window in one of three modes, selectable by radio buttons:</text:p>
      <text:p text:style-name="P4"/>
      <text:list text:style-name="L2">
        <text:list-item>
          <text:p text:style-name="P6">Default Grid:<text:span text:style-name="T6"> Adjust the plots using the </text:span><text:span text:style-name="T2">D</text:span><text:span text:style-name="T1">efault Grid</text:span><text:span text:style-name="T5"> algorithm, leaving room for the new plot with a rowspan and colspan of 1. <text:s/>Place the new plot in the leftmost empty spot on the highest row with an empty spot. <text:s/>If there are no spaces, make a new bottom row.</text:span></text:p>
        </text:list-item>
      </text:list>
      <text:p text:style-name="P5"><text:span text:style-name="T6"><text:s/></text:span></text:p>
      <text:list text:style-name="L3">
        <text:list-item>
          <text:p text:style-name="P7">Custom Grid of ___ columns:<text:span text:style-name="T6"> Adjust the plots using the </text:span><text:span text:style-name="T1">Custom Grid </text:span><text:span text:style-name="T5">algorithm, leaving room for the new plot. <text:s/>Place the new plot in the leftmost empty spot on the highest row with an empty spot. <text:s/>If there are no spaces, make a new bottom row.</text:span></text:p>
        </text:list-item>
      </text:list>
      <text:p text:style-name="P5"><text:span text:style-name="T6"/></text:p>
      <text:list text:style-name="L3">
        <text:list-item>
          <text:p text:style-name="P7">Protect Current Layout: <text:span text:style-name="T6">Place the new plot in the window without changing the current positions of any of the plots. <text:s/>The plot should be sized to fill and placed in the largest empty spot, if there is an empty spot larger than 1/5 the width and hight of the TLV. <text:s/>If there is not a sufficiently large spot, the new plot should be of a size typical of the exiting plots, placed randomly, to avoid being exactly aligned with existing plots.</text:span></text:p>
        </text:list-item>
      </text:list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6-27T12:43:02</meta:creation-date>
    <dc:date>2008-06-27T21:43:56</dc:date>
    <meta:editing-cycles>1</meta:editing-cycles>
    <meta:editing-duration>PT9H0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396" meta:character-count="2140"/>
  </office:meta>
</office:document-meta>
</file>